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260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ce6"/>
        <table:table-column table:style-name="co2" table:number-columns-repeated="6" table:default-cell-style-name="ce10"/>
        <table:table-column table:style-name="co1" table:number-columns-repeated="14" table:default-cell-style-name="ce10"/>
        <table:table-column table:style-name="co3" table:number-columns-repeated="38" table:default-cell-style-name="Default"/>
        <table:table-row table:style-name="ro1">
          <table:table-cell table:style-name="ce1" office:value-type="string" calcext:value-type="string">
            <text:p>Item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2" office:value-type="string" calcext:value-type="string">
            <text:p>product-1</text:p>
          </table:table-cell>
          <table:table-cell table:style-name="ce7" office:value-type="float" office:value="1" calcext:value-type="float">
            <text:p>1</text:p>
          </table:table-cell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product-1</text:p>
          </table:table-cell>
          <table:table-cell table:style-name="ce8" office:value-type="string" calcext:value-type="string">
            <text:p>1.4</text:p>
          </table:table-cell>
          <table:table-cell table:style-name="ce2" office:value-type="string" calcext:value-type="string">
            <text:p>liter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product-1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ox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2" office:value-type="string" calcext:value-type="string">
            <text:p>product-2</text:p>
          </table:table-cell>
          <table:table-cell table:style-name="ce9" office:value-type="float" office:value="2.55" calcext:value-type="float">
            <text:p>2.55</text:p>
          </table:table-cell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2" office:value-type="string" calcext:value-type="string">
            <text:p>product-3</text:p>
          </table:table-cell>
          <table:table-cell table:style-name="ce9" office:value-type="float" office:value="3" calcext:value-type="float">
            <text:p>3</text:p>
          </table:table-cell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2" office:value-type="string" calcext:value-type="string">
            <text:p>product-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liter5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4" office:value-type="string" calcext:value-type="string">
            <text:p>SKU1</text:p>
          </table:table-cell>
          <table:table-cell table:style-name="ce9" office:value-type="float" office:value="10.0112" calcext:value-type="float">
            <text:p>10.0112</text:p>
          </table:table-cell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4" office:value-type="string" calcext:value-type="string">
            <text:p>SKU2</text:p>
          </table:table-cell>
          <table:table-cell table:style-name="ce4" office:value-type="string" calcext:value-type="string">
            <text:p>asd</text:p>
          </table:table-cell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4" office:value-type="string" calcext:value-type="string">
            <text:p>SKU3</text:p>
          </table:table-cell>
          <table:table-cell table:style-name="ce4"/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 table:number-rows-repeated="11">
          <table:table-cell table:style-name="ce5" table:number-columns-repeated="6"/>
          <table:table-cell table:number-columns-repeated="58"/>
        </table:table-row>
        <table:table-row table:style-name="ro1" table:number-rows-repeated="9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number:fill-character> </number:fill-character>
      <number:text>-      </number:text>
    </number:number-style>
    <number:text-style style:name="N10127" number:language="pl" number:country="P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number:fill-character> </number:fill-character>
      <number:text>- zł </number:text>
    </number:number-style>
    <number:text-style style:name="N10131" number:language="pl" number:country="PL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5" number:language="pl" number:country="PL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39" number:language="pl" number:country="PL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 style:data-style-name="N2" text:time-value="16:30:50.98975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7T16:31:54.365716128</dc:date>
    <meta:editing-duration>PT2M5S</meta:editing-duration>
    <meta:editing-cycles>4</meta:editing-cycles>
    <meta:generator>LibreOffice/7.0.4.2$Linux_X86_64 LibreOffice_project/00$Build-2</meta:generator>
    <meta:document-statistic meta:table-count="1" meta:cell-count="23" meta:object-count="0"/>
  </office:meta>
</office:document-meta>
</file>